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rHandlerFunctionIntegrationTests.postMon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Handler.postMono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HandlerFunctionIntegrationTests.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HandlerFunctionIntegrationTests.flux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onHandler.mono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erHandlerFunctionIntegrationTests.mon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Handler.flux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